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7875in" text:min-label-width="0.5in" text:list-level-position-and-space-mode="label-alignment">
          <style:list-level-label-alignment text:label-followed-by="listtab" fo:margin-left="1.28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 fo:line-height="150%"/>
      <style:text-properties style:font-name="Arial" style:font-name-complex="Arial" style:font-size-complex="12pt"/>
    </style:style>
    <style:style style:name="P9" style:parent-style-name="Normal" style:family="paragraph">
      <style:paragraph-properties fo:text-align="end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4" style:parent-style-name="Normal" style:family="paragraph">
      <style:paragraph-properties fo:line-height="150%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2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4" style:parent-style-name="Normal" style:family="paragraph">
      <style:paragraph-properties fo:line-height="150%"/>
    </style:style>
    <style:style style:name="T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6" style:parent-style-name="Normal" style:family="paragraph">
      <style:paragraph-properties fo:line-height="150%"/>
      <style:text-properties style:font-name="Arial" style:font-name-complex="Arial" fo:color="#FF0000" fo:font-size="10pt" style:font-size-asian="10pt" style:font-size-complex="10pt"/>
    </style:style>
    <style:style style:name="P47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9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5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p text:style-name="P9">Protocolo....................... Ano................</text:p>
      <text:p text:style-name="P10"/>
      <text:p text:style-name="P11">R E Q U E R I M E N T O <text:s/></text:p>
      <text:p text:style-name="P12">PROJETO SIMPLIFICADO – RESIDENCIAL UNIFAMILIAR</text:p>
      <text:p text:style-name="P13"/>
      <text:p text:style-name="P14"><text:span text:style-name="T15">Requerente: ___________________________________________</text:span><text:span text:style-name="T16">_____________</text:span><text:span text:style-name="T17">_____________</text:span></text:p>
      <text:p text:style-name="P18">Endereço de correspondência: ________________________________________ Nº.: ________ <text:s/>Apartamento: ___________________ Unidade:<text:s/>_________________ Bloco: _______________<text:s/><text:line-break/>Andar: ______ Lote: _______ Quadra: ________ <text:s/>Bairro:___________________________ Condomínio: _____________________________________________________________________<text:s/></text:p>
      <text:p text:style-name="P19">Complemento:<text:s/>__________________________ Cidade: _____________________<text:s/></text:p>
      <text:p text:style-name="P20">Estado: __________ CEP: _________________<text:s/></text:p>
      <text:p text:style-name="P21">Telefone residencial: (__ ) _____________ Telefone celular:<text:s/>(__ ) _____________</text:p>
      <text:p text:style-name="P22">CPF:_______________________________ RG: ___________________________<text:s/></text:p>
      <text:p text:style-name="P23">CNPJ: ___________________________________________</text:p>
      <text:p text:style-name="P24">E-mail: _____________________________________________<text:s/></text:p>
      <text:p text:style-name="P25"/>
      <text:p text:style-name="P26">Engenheiro/Arquiteto(a)Responsável:__________________________________________________</text:p>
      <text:p text:style-name="P27">CREA/CAU nº__________________<text:s/>CPF:____________________<text:s/><text:s/>RG: _____________________<text:s/></text:p>
      <text:p text:style-name="P28">Endereço de correspondência: ________________________________________ Nº.: ________ <text:s/>Apartamento: ____________ Unidade: ________________ Bloco: _____________<text:s/><text:line-break/>Andar: ______ Lote: _______ Quadra: ________ <text:s/>Bairro:___________________________ Condomínio: ________________________________________________________<text:s/></text:p>
      <text:p text:style-name="P29">Complemento: __________________________ Cidade: _____________________<text:s/></text:p>
      <text:p text:style-name="P30">Estado: __________ CEP: _________________<text:s/></text:p>
      <text:p text:style-name="P31">Telefone residencial: (__ ) _____________ Telefone celular: (__ ) _____________</text:p>
      <text:p text:style-name="P32">E-mail: _____________________________________________<text:s/></text:p>
      <text:p text:style-name="P33"/>
      <text:p text:style-name="P34"><text:span text:style-name="T35"><text:tab/>O requerente acima qualificado vem mui respeitosamente, requerer anuência<text:s/></text:span><text:span text:style-name="T36">à</text:span><text:span text:style-name="T37"><text:s/></text:span><text:span text:style-name="T38">a</text:span><text:span text:style-name="T39">provação/</text:span><text:span text:style-name="T40">r</text:span><text:span text:style-name="T41">egularização do Projeto de Água e Esgoto em Construção Civil. Para tanto segue, ANEXA,<text:s/></text:span><text:span text:style-name="T42">a<text:s/></text:span><text:span text:style-name="T43">DECLARAÇÃO DO RESPONSÁVEL TÉCNICO pelo referido projeto<text:s/></text:span><text:span text:style-name="T44">RESIDENCIAL UNIFAMILIAR</text:span><text:span text:style-name="T45">, que se responsabiliza pelos traçados de esgotos devidamente executados.</text:span></text:p>
      <text:p text:style-name="P46"/>
      <text:p text:style-name="P47">Valinhos,<text:s/>_______/___________/_________<text:line-break/></text:p>
      <text:p text:style-name="P48">________________________________________</text:p>
      <text:p text:style-name="P49">Assinatura do requerente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1.477in"/>
        </style:tab-stops>
      </style:paragraph-properties>
      <style:text-properties style:font-name="Times New Roman" style:font-name-asian="Times New Roman" fo:font-weight="bold" style:font-weight-asian="bold" fo:font-size="11pt" style:font-size-asian="11pt" style:font-size-complex="10pt" style:language-asian="pt" style:country-asian="BR" fo:hyphenate="false"/>
    </style:style>
    <style:style style:name="Normal" style:display-name="Normal" style:family="paragraph">
      <style:paragraph-properties fo:text-align="justify"/>
      <style:text-properties style:font-name="Courier New" fo:font-size="12pt" style:font-size-asian="12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Courier New" fo:font-size="12pt" style:font-size-asian="12pt" style:font-size-complex="11pt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Courier New" fo:font-size="12pt" style:font-size-asian="12pt" style:font-size-complex="11pt" style:language-asian="en" style:country-asian="US"/>
    </style:style>
    <style:style style:name="Corpodetexto2" style:display-name="Corpo de texto 2" style:family="paragraph" style:parent-style-name="Normal">
      <style:paragraph-properties fo:text-align="start" fo:margin-bottom="0.0833in" fo:line-height="200%"/>
      <style:text-properties style:font-name="Times New Roman" style:font-name-asian="Times New Roman" fo:font-size="10pt" style:font-size-asian="10pt" style:font-size-complex="10pt" style:language-asian="pt" style:country-asian="BR" fo:hyphenate="false"/>
    </style:style>
    <style:style style:name="Corpodetexto2Char" style:display-name="Corpo de texto 2 Char" style:family="text">
      <style:text-properties style:font-name="Times New Roman" style:font-name-asian="Times New Roman"/>
    </style:style>
    <style:style style:name="Título" style:display-name="Título" style:family="paragraph" style:parent-style-name="Normal">
      <style:paragraph-properties fo:text-align="center"/>
      <style:text-properties style:font-name="Times New Roman" style:font-name-asian="Times New Roman" fo:font-weight="bold" style:font-weight-asian="bold" fo:font-size="18pt" style:font-size-asian="18pt" style:font-size-complex="10pt" fo:hyphenate="false"/>
    </style:style>
    <style:style style:name="TítuloChar" style:display-name="Título Char" style:family="text">
      <style:text-properties style:font-name="Times New Roman" style:font-name-asian="Times New Roman" fo:font-weight="bold" style:font-weight-asian="bold" fo:font-size="18pt" style:font-size-asian="18pt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/>
    </style:style>
    <style:style style:name="TextosemFormatação" style:display-name="Texto sem Formatação" style:family="paragraph" style:parent-style-name="Normal">
      <style:paragraph-properties fo:text-align="start"/>
      <style:text-properties style:font-name-asian="Times New Roman" fo:font-size="10pt" style:font-size-asian="10pt" style:font-size-complex="10pt" style:language-asian="pt" style:country-asian="BR" fo:hyphenate="false"/>
    </style:style>
    <style:style style:name="TextosemFormataçãoChar" style:display-name="Texto sem Formatação Char" style:family="text">
      <style:text-properties style:font-name="Courier New" style:font-name-asian="Times New Roman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>
      <style:text-properties style:font-name="Courier New" fo:font-size="8pt" style:font-size-asian="8pt" style:font-size-complex="8pt" style:language-asian="en" style:country-asian="US"/>
    </style:style>
    <style:style style:name="Pré-formataçãoHTML" style:display-name="Pré-formatação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>
      <style:text-properties style:font-name="Courier New" style:font-name-asian="Times New Roman" style:font-name-complex="Courier New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ítulo2Char" style:display-name="Título 2 Char" style:family="text">
      <style:text-properties style:font-name="Times New Roman" style:font-name-asian="Times New Roman" fo:font-weight="bold" style:font-weight-asian="bold" fo:font-size="11pt" style:font-size-asian="11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>
      <style:text-properties style:font-name="Courier New" style:language-asian="en" style:country-asian="US"/>
    </style:style>
    <style:style style:name="Ref.denotaderodapé" style:display-name="Ref. de nota de rodapé" style:family="text">
      <style:text-properties style:text-position="super 65%"/>
    </style:style>
    <style:style style:name="SemEspaçamento" style:display-name="Sem Espaçamento" style:family="paragraph">
      <style:text-properties style:font-name="Times New Roman" style:font-name-asian="Times New Roman" fo:language="en" fo:country="US" style:language-asian="en" style:country-asian="US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7875in" text:min-label-width="0.5in" text:list-level-position-and-space-mode="label-alignment">
          <style:list-level-label-alignment text:label-followed-by="listtab" fo:margin-left="1.28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25in" text:min-label-width="0.125in" text:list-level-position-and-space-mode="label-alignment">
          <style:list-level-label-alignment text:label-followed-by="listtab" fo:margin-left="2.0375in" fo:text-indent="-0.1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25in" text:min-label-width="0.125in" text:list-level-position-and-space-mode="label-alignment">
          <style:list-level-label-alignment text:label-followed-by="listtab" fo:margin-left="3.5375in" fo:text-indent="-0.1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25in" text:min-label-width="0.125in" text:list-level-position-and-space-mode="label-alignment">
          <style:list-level-label-alignment text:label-followed-by="listtab" fo:margin-left="5.03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8861in" fo:margin-left="1.3784in" fo:margin-bottom="0.315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37in"/>
      </style:footer-style>
    </style:page-layout>
    <style:style style:name="P2" style:parent-style-name="Título" style:family="paragraph">
      <style:paragraph-properties fo:margin-left="0.7875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T4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7875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7" style:parent-style-name="Cabeçalho" style:family="paragraph">
      <style:paragraph-properties fo:line-height="200%"/>
      <style:text-properties fo:font-size="8pt" style:font-size-asian="8pt" style:font-size-complex="8pt"/>
    </style:style>
    <style:style style:name="P8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Arial" style:font-name-complex="Arial" style:font-weight-complex="bold" fo:color="#0070C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Imagem 3" text:anchor-type="paragraph" svg:x="-0.40069in" svg:y="-0.24028in" svg:width="1.54028in" svg:height="0.53472in" style:rel-width="scale" style:rel-height="scale"><draw:image xlink:href="media/image1.jpeg" xlink:type="simple" xlink:show="embed" xlink:actuate="onLoad"/><svg:title/><svg:desc/></draw:frame></text:span><text:span text:style-name="T4">DEPARTAMENTO DE ÁGUAS E ESGOTOS DE VALINHOS</text:span></text:p>
        <text:p text:style-name="P5"><text:span text:style-name="T6">Autarquia Municipal</text:span></text:p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palomares</meta:initial-creator>
    <dc:creator>Maria Gabriela Gadiolle Angeli</dc:creator>
    <meta:creation-date>2021-07-19T14:04:00Z</meta:creation-date>
    <dc:date>2021-07-19T14:04:00Z</dc:date>
    <meta:print-date>2021-02-25T17:23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25" meta:character-count="2077" meta:row-count="14" meta:non-whitespace-character-count="1756"/>
  </office:meta>
</office:document-meta>
</file>